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98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;[.H65];[.H88])" office:value-type="float" office:value="99880" calcext:value-type="float">
            <text:p>99880</text:p>
          </table:table-cell>
          <table:table-cell table:formula="of:=SUM([.K3];[.K2];[.K6];[.K22])" office:value-type="float" office:value="58800" calcext:value-type="float">
            <text:p>58800</text:p>
          </table:table-cell>
          <table:table-cell/>
          <table:table-cell office:value-type="string" calcext:value-type="string">
            <text:p>gena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400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6400" calcext:value-type="float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5"/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9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)" office:value-type="float" office:value="387.5" calcext:value-type="float">
            <text:p>38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/>
          <table:table-cell table:formula="of:=SUM([.G45];[.G67])" office:value-type="float" office:value="48000" calcext:value-type="float">
            <text:p>4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780" calcext:value-type="float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style-name="ce2" table:formula="of:=SUM([.B67:.F67])" office:value-type="float" office:value="18700" calcext:value-type="float">
            <text:p>18700</text:p>
          </table:table-cell>
          <table:table-cell table:style-name="ce8"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1370.32967032967" calcext:value-type="float">
            <text:p>1370.3296703297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B88];[.D88])" office:value-type="float" office:value="885.714285714286" calcext:value-type="float">
            <text:p>8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E88])" office:value-type="float" office:value="1370.32967032967" calcext:value-type="float">
            <text:p>1370.32967032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table:number-columns-repeated="4" office:value-type="string" calcext:value-type="string">
            <text:p>- Sargis</text:p>
          </table:table-cell>
          <table:table-cell/>
          <table:table-cell table:style-name="ce2"/>
          <table:table-cell table:style-name="ce3" table:formula="of:=SUM([.B88];[.C88];[.E88];[.F88])" office:value-type="float" office:value="948.901098901099" calcext:value-type="float">
            <text:p>948.901098901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style-name="ce2"/>
          <table:table-cell table:style-name="ce3" table:formula="of:=SUM([.C88])" office:value-type="float" office:value="484.615384615385" calcext:value-type="float">
            <text:p>4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/>
          <table:table-cell table:style-name="ce3"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/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Stepan</text:p>
          </table:table-cell>
          <table:table-cell table:number-columns-repeated="2"/>
          <table:table-cell table:formula="of:=SUM([.B88:.E88])" office:value-type="float" office:value="1370.32967032967" calcext:value-type="float">
            <text:p>1370.3296703297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E88])" office:value-type="float" office:value="1370.32967032967" calcext:value-type="float">
            <text:p>1370.32967032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+Vahan</text:p>
          </table:table-cell>
          <table:table-cell table:number-columns-repeated="3"/>
          <table:table-cell table:formula="of:=SUM([.B88:.F88])" office:value-type="float" office:value="1370.32967032967" calcext:value-type="float">
            <text:p>1370.32967032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1370.32967032967" calcext:value-type="float">
            <text:p>1370.32967032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)" office:value-type="float" office:value="885.714285714286" calcext:value-type="float">
            <text:p>885.7142857143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88])" office:value-type="float" office:value="421.428571428571" calcext:value-type="float">
            <text:p>421.4285714286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6" office:value-type="float" office:value="0" calcext:value-type="float">
            <text:p>0</text:p>
          </table:table-cell>
          <table:table-cell table:style-name="ce2" table:formula="of:=[.F67]/10" office:value-type="float" office:value="0" calcext:value-type="float">
            <text:p>0</text:p>
          </table:table-cell>
          <table:table-cell/>
          <table:table-cell table:style-name="ce2" table:formula="of:=SUM([.H67:.H87])" office:value-type="float" office:value="18700" calcext:value-type="float">
            <text:p>187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47:07.136071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5T12:11:41.132481778</dc:date>
    <meta:editing-duration>P2DT13H49M45S</meta:editing-duration>
    <meta:editing-cycles>1243</meta:editing-cycles>
    <meta:generator>LibreOffice/4.2.8.2$Linux_X86_64 LibreOffice_project/420m0$Build-2</meta:generator>
    <meta:document-statistic meta:table-count="9" meta:cell-count="2897" meta:object-count="0"/>
  </office:meta>
</office:document-meta>
</file>